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system-ui" svg:font-family="system-ui, apple-system, 'Segoe UI', Roboto, Oxygen, Ubuntu, Cantarell, 'Open Sans', 'Helvetica Neue', 'Roboto Rouble'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.661cm"/>
        </style:tab-stops>
      </style:paragraph-properties>
    </style:style>
    <style:style style:name="P7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53cm solid #00000a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53cm solid #00000a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Обычный_20__28_веб_29_">
      <style:paragraph-properties fo:margin-top="0.494cm" fo:margin-bottom="0cm"/>
    </style:style>
    <style:style style:name="P11" style:family="paragraph" style:parent-style-name="Standard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0.053cm solid #00000a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2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text-outline="false" style:text-line-through-style="none" style:font-name="Arial1" fo:font-size="14pt" fo:text-shadow="none" style:text-underline-style="none" style:font-name-asian="Arial1" style:font-size-asian="14pt" style:font-name-complex="Arial1" style:font-size-complex="12pt" style:text-emphasize="none" style:text-overline-style="none" style:text-overline-color="font-color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1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variant="normal" fo:text-transform="none" style:font-name="system-ui" fo:font-size="12pt" fo:letter-spacing="normal"/>
    </style:style>
    <style:style style:name="T7" style:family="text">
      <style:text-properties fo:font-variant="normal" fo:text-transform="none" style:font-name="system-ui" fo:font-size="12pt" fo:letter-spacing="normal" fo:font-style="normal"/>
    </style:style>
    <style:style style:name="T8" style:family="text">
      <style:text-properties fo:font-variant="normal" fo:text-transform="none" style:font-name="system-ui" fo:font-size="12pt" fo:letter-spacing="normal" fo:font-style="normal" fo:font-weight="normal"/>
    </style:style>
    <style:style style:name="T9" style:family="text">
      <style:text-properties fo:font-variant="normal" fo:text-transform="none" style:font-name="system-ui" fo:font-size="12pt" fo:letter-spacing="normal" style:font-size-asian="14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Общество с ограниченной ответственностью </text:p>
      <text:p text:style-name="P8">«ЭЛЕКТРО-С 64»</text:p>
      <text:p text:style-name="P1"/>
      <text:p text:style-name="P1">ОГРН 1216400016392 ИНН 6452148606, КПП 645201001, </text:p>
      <text:p text:style-name="P1">Юр.адрес: 410010, г.Саратов, Техническая ул. , д.3, офис 1 <text:s/>тел. <text:s/>72-86-90</text:p>
      <text:p text:style-name="P9"/>
      <text:p text:style-name="P7"/>
      <text:p text:style-name="P6"/>
      <text:p text:style-name="P2"/>
      <text:p text:style-name="Standard"/>
      <text:p text:style-name="P4">Карточка предприятия.</text:p>
      <text:p text:style-name="P3"/>
      <text:p text:style-name="P16">Полное наименование:</text:p>
      <text:p text:style-name="P3">Общество с Ограниченной Ответственностью: ООО «Электро-С 64»</text:p>
      <text:p text:style-name="P3"/>
      <text:p text:style-name="P3">Сокращенное наименование: ООО «Электро-С 64»</text:p>
      <text:p text:style-name="P3"/>
      <text:p text:style-name="P16">Юридический адрес:</text:p>
      <text:p text:style-name="P3">РФ, 410010, г. Саратов. ул. Техническая. д.3, офис 1.</text:p>
      <text:p text:style-name="P3"/>
      <text:p text:style-name="P16">Почтовый адрес:</text:p>
      <text:p text:style-name="P3">РФ, 410010, г. Саратов. ул. Техническая. д.3, офис 1.</text:p>
      <text:p text:style-name="P3"/>
      <text:p text:style-name="P3">Е-<text:span text:style-name="T1">mail: </text:span><text:a xlink:type="simple" xlink:href="mailto:aventura2008@mail.ru" text:style-name="Internet_20_link" text:visited-style-name="Visited_20_Internet_20_Link">aventura2008@mail.ru</text:a></text:p>
      <text:p text:style-name="P5">Телефон: (8452)-72-86-90</text:p>
      <text:p text:style-name="P5">(8452)-74-80-34</text:p>
      <text:p text:style-name="P5"/>
      <text:p text:style-name="P14">ОГРН <text:s/>1216400016392</text:p>
      <text:p text:style-name="P14">ИНН 6452148606</text:p>
      <text:p text:style-name="P14">КПП 645201001</text:p>
      <text:p text:style-name="P5"/>
      <text:p text:style-name="P13">Банковские реквизиты:</text:p>
      <text:p text:style-name="P3"/>
      <text:p text:style-name="P5"><text:s/>Р/счет <text:span text:style-name="T3">40702 810 1 29010 004182</text:span></text:p>
      <text:p text:style-name="P5"><text:span text:style-name="T9">ФИЛИАЛ "НИЖЕГОРОДСКИЙ" АО "АЛЬФА-БАНК"</text:span><text:span text:style-name="T4"> </text:span></text:p>
      <text:p text:style-name="P5">БИК <text:span text:style-name="T3">042202824</text:span></text:p>
      <text:p text:style-name="P5">К/счет <text:span text:style-name="T2">30101 810 2 00000 000824</text:span></text:p>
      <text:p text:style-name="P5"><text:span text:style-name="T2"/></text:p>
      <text:p text:style-name="P5"><text:span text:style-name="T2"/></text:p>
      <text:p text:style-name="P3">Директор <text:s/>ООО «ЭЛЕКТРО-С 64» <text:s/>Пономарев Станислав Дмитртевич</text:p>
      <text:p text:style-name="P3"/>
      <text:p text:style-name="P3">Главный бухгалтер <text:s/>ООО «ЭЛЕКТРО-С 64» <text:s/>Пономарев Станислав Дмитртевич <text:s text:c="2"/></text:p>
      <text:p text:style-name="P3"/>
      <text:p text:style-name="P3"><text:s text:c="12"/></text:p>
      <text:p text:style-name="P3"/>
      <text:p text:style-name="P10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system-ui" svg:font-family="system-ui, apple-system, 'Segoe UI', Roboto, Oxygen, Ubuntu, Cantarell, 'Open Sans', 'Helvetica Neue', 'Roboto Rouble'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xt_20_body_20_indent" style:display-name="Text body indent" style:family="paragraph" style:class="text">
      <style:paragraph-properties fo:margin-left="10.16cm" fo:margin-right="0cm" fo:text-indent="0cm" style:auto-text-indent="false"/>
    </style:style>
    <style:style style:name="Balloon_20_Text" style:display-name="Balloon Text" style:family="paragraph">
      <style:text-properties style:font-name="Tahoma" fo:font-size="8pt" style:font-size-asian="8pt" style:font-name-complex="Tahoma1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21cm"/>
    </style:style>
    <style:style style:name="heading_20_1" style:display-name="heading 1" style:family="paragraph" style:next-style-name="Standard">
      <style:paragraph-properties style:text-autospace="none"/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Текст_20_выноски_20_Знак" style:display-name="Текст выноски Знак" style:family="text">
      <style:text-properties style:font-name="Tahoma" fo:font-size="8pt" style:font-name-asian="Times New Roman1" style:font-size-asian="8pt" style:language-asian="ru" style:country-asian="RU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WW8Num3z0" style:family="text">
      <style:text-properties style:font-name="Times New Roman" style:font-name-asian="Times New Roman" style:font-name-complex="Times New Roman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2569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P GAME 2008</meta:initial-creator>
    <meta:editing-cycles>21</meta:editing-cycles>
    <meta:print-date>2011-06-07T16:04:42.98</meta:print-date>
    <meta:creation-date>2011-03-04T09:57:00</meta:creation-date>
    <dc:date>2022-01-19T10:55:32.28</dc:date>
    <meta:editing-duration>PT1H20M38S</meta:editing-duration>
    <meta:generator>OpenOffice/4.1.1$Win32 OpenOffice.org_project/411m6$Build-9775</meta:generator>
    <meta:document-statistic meta:table-count="0" meta:image-count="0" meta:object-count="0" meta:page-count="2" meta:paragraph-count="26" meta:word-count="107" meta:character-count="856"/>
    <meta:template xlink:type="simple" xlink:actuate="onRequest" xlink:title="Normal" xlink:href=""/>
  </office:meta>
</office:document-meta>
</file>